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style:font-size-asian="12pt" style:font-name-complex="Courier New1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Courier New" fo:font-size="22pt" fo:font-weight="bold" style:font-size-asian="22pt" style:font-weight-asian="bold" style:font-name-complex="Courier New1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22pt" fo:font-weight="bold" style:font-size-asian="22pt" style:font-weight-asian="bold" style:font-name-complex="Courier New1" style:font-size-complex="22pt" style:font-weight-complex="bold"/>
    </style:style>
    <style:style style:name="P4" style:family="paragraph" style:parent-style-name="Standard">
      <style:text-properties style:font-name="Courier New" fo:font-size="12pt" style:text-underline-style="solid" style:text-underline-width="auto" style:text-underline-color="font-color" fo:font-weight="bold" style:font-size-asian="12pt" style:font-weight-asian="bold" style:font-name-complex="Courier New1" style:font-size-complex="12pt" style:font-weight-complex="bold"/>
    </style:style>
    <style:style style:name="P5" style:family="paragraph" style:parent-style-name="Standard">
      <style:text-properties style:font-name="Courier New" fo:font-size="12pt" style:font-size-asian="12pt" style:font-name-complex="Courier New1" style:font-size-complex="12pt"/>
    </style:style>
    <style:style style:name="P6" style:family="paragraph" style:parent-style-name="Standard">
      <style:text-properties style:font-name="Courier New" fo:font-size="12pt" officeooo:rsid="00184171" officeooo:paragraph-rsid="00184171" style:font-size-asian="12pt" style:font-name-complex="Courier New1" style:font-size-complex="12pt"/>
    </style:style>
    <style:style style:name="P7" style:family="paragraph" style:parent-style-name="Standard">
      <style:text-properties style:font-name="Courier New" fo:font-size="12pt" fo:background-color="#ffff00" style:font-size-asian="12pt" style:font-name-complex="Courier New1" style:font-size-complex="12pt"/>
    </style:style>
    <style:style style:name="T1" style:family="text">
      <style:text-properties style:font-name="Courier New" fo:font-size="12pt" style:font-size-asian="12pt" style:font-name-complex="Courier New1" style:font-size-complex="12pt"/>
    </style:style>
    <style:style style:name="T2" style:family="text">
      <style:text-properties style:font-name="Courier New" fo:font-size="12pt" officeooo:rsid="00184171" style:font-size-asian="12pt" style:font-name-complex="Courier New1" style:font-size-complex="12pt"/>
    </style:style>
    <style:style style:name="T3" style:family="text">
      <style:text-properties style:text-position="super 58%" style:font-name="Courier New" fo:font-size="12pt" style:font-size-asian="12pt" style:font-name-complex="Courier New1" style:font-size-complex="12pt"/>
    </style:style>
    <style:style style:name="T4" style:family="text">
      <style:text-properties officeooo:rsid="00184171"/>
    </style:style>
    <style:style style:name="T5" style:family="text">
      <style:text-properties officeooo:rsid="0019a3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ice in Wonderland</text:p>
      <text:p text:style-name="P3">Atari 2600</text:p>
      <text:p text:style-name="P1"/>
      <text:p text:style-name="P4">Scene #1</text:p>
      <text:p text:style-name="P1">Chase/keep up with the white rabbit</text:p>
      <text:p text:style-name="Standard"><text:span text:style-name="T1">Collect </text:span><text:span text:style-name="T2">bottles</text:span><text:span text:style-name="T1"> by jumping up for points</text:span></text:p>
      <text:p text:style-name="P1"/>
      <text:p text:style-name="P4">Scene #2</text:p>
      <text:p text:style-name="P1">Falling down the rabbit hole</text:p>
      <text:p text:style-name="P1">Catch umbrellas to slow down the fall</text:p>
      <text:p text:style-name="P7">Avoid furniture (table, chairs, etc.) lose points </text:p>
      <text:p text:style-name="Standard"><text:span text:style-name="T1">Catch </text:span><text:span text:style-name="T2">cakes</text:span><text:span text:style-name="T1"> for points</text:span></text:p>
      <text:p text:style-name="P1"/>
      <text:p text:style-name="P4">Scene #3</text:p>
      <text:p text:style-name="P6">Caucus Race</text:p>
      <text:p text:style-name="P6">Stay apace with seagulls</text:p>
      <text:p text:style-name="P6">Jump over crabs</text:p>
      <text:p text:style-name="P6">Dodo presents thimble at end</text:p>
      <text:p text:style-name="P1"/>
      <text:p text:style-name="P4">Scene #4</text:p>
      <text:p text:style-name="P1">Caterpillar on the mushroom blows’ letters and mushrooms for points </text:p>
      <text:p text:style-name="P1">Avoid getting hit by smoke ghost and crocodiles </text:p>
      <text:p text:style-name="P1">Timed event</text:p>
      <text:p text:style-name="P1"/>
      <text:p text:style-name="P4">Scene #5</text:p>
      <text:p text:style-name="P1">Cheshire Cat floats around the screen as you try and catch him</text:p>
      <text:p text:style-name="P1">Floating around </text:p>
      <text:p text:style-name="P1"><text:soft-page-break/>Each time you catch him he gives you points</text:p>
      <text:p text:style-name="P1">Timed event</text:p>
      <text:p text:style-name="P1"/>
      <text:p text:style-name="P4">Scene #6</text:p>
      <text:p text:style-name="P1">The Mad Hatters tea party</text:p>
      <text:p text:style-name="P1">Mad hatter throws items at you</text:p>
      <text:p text:style-name="P1">Catch the white rabbits watch parts for points</text:p>
      <text:p text:style-name="P1">Avoid/lose point for getting hit with teapots and teacups </text:p>
      <text:p text:style-name="P1">Bonus points catch is a birthday cake</text:p>
      <text:p text:style-name="P1"/>
      <text:p text:style-name="P4">Scene #7</text:p>
      <text:p text:style-name="P1">The Queen’s Hedge Maze</text:p>
      <text:p text:style-name="P1">In a Hedge maze you run around and turn all the White roses Red by walking over them as they appear or all n the screen</text:p>
      <text:p text:style-name="P1">Avoid Red card soldiers, lose points every time you bump on</text:p>
      <text:p text:style-name="P1">Red card soldiers disappear after being hit</text:p>
      <text:p text:style-name="P1"/>
      <text:p text:style-name="P4">Scene #8</text:p>
      <text:p text:style-name="P1">Croquet with the Queen</text:p>
      <text:p text:style-name="P1">Play as the balls hit by the Queen or Alice</text:p>
      <text:p text:style-name="P1">The queen hits a Green ball, ball must go under/through the Card soldiers for points </text:p>
      <text:p text:style-name="P1">Alice hits the Pink ball; ball must avoid going under/through the card soldiers for points</text:p>
      <text:p text:style-name="P1">Cheshire Cat pops in, hit him for bonus points</text:p>
      <text:p text:style-name="P1"/>
      <text:p text:style-name="P1"/>
      <text:p text:style-name="P4">Scene #9</text:p>
      <text:p text:style-name="P1">Escape from the Queen</text:p>
      <text:p text:style-name="Standard"><text:span text:style-name="T1">scene similar to the 1</text:span><text:span text:style-name="T3">st</text:span><text:span text:style-name="T1"> screen</text:span></text:p>
      <text:p text:style-name="P1"><text:soft-page-break/>Run from the queen while awhile avoiding Tweedle Dee and Tweedle Dum, lose points if they hit you</text:p>
      <text:p text:style-name="P1">Touch daisies to build speed until you outrun the Queen, you or she disappears of screen</text:p>
      <text:p text:style-name="P1"/>
      <text:p text:style-name="P4">Ending scene </text:p>
      <text:p text:style-name="P1">Alice wakes up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ptain Ron</meta:initial-creator>
    <meta:editing-cycles>6</meta:editing-cycles>
    <meta:creation-date>2020-11-06T07:29:00</meta:creation-date>
    <dc:date>2020-12-05T03:03:56.264192710</dc:date>
    <meta:editing-duration>PT4H38M8S</meta:editing-duration>
    <meta:generator>LibreOffice/6.4.6.2$Linux_X86_64 LibreOffice_project/40$Build-2</meta:generator>
    <meta:document-statistic meta:table-count="0" meta:image-count="0" meta:object-count="0" meta:page-count="3" meta:paragraph-count="48" meta:word-count="303" meta:character-count="1639" meta:non-whitespace-character-count="13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